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, sans-serif"/>
    <style:font-face style:name="Helvetica Neue" svg:font-family="'Helvetica Neue', Arial, 'Liberation Sans', FreeSans, sans-serif"/>
    <style:font-face style:name="Lohit Devanagari1" svg:font-family="'Lohit Devanagari'"/>
    <style:font-face style:name="NotoSans" svg:font-family="NotoSans, sans-serif"/>
    <style:font-face style:name="Source Sans Pro" svg:font-family="'Source Sans Pro', Helvetica, sans-serif"/>
    <style:font-face style:name="Times New Roman" svg:font-family="'Times New Roman', serif"/>
    <style:font-face style:name="inherit" svg:font-family="inherit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name-complex="Calibri2" style:font-size-complex="11pt"/>
    </style:style>
    <style:style style:name="P2" style:family="paragraph" style:parent-style-name="Standard">
      <style:text-properties officeooo:paragraph-rsid="0020db4c"/>
    </style:style>
    <style:style style:name="P3" style:family="paragraph" style:parent-style-name="Standard">
      <style:text-properties officeooo:rsid="00236083" officeooo:paragraph-rsid="00236083"/>
    </style:style>
    <style:style style:name="P4" style:family="paragraph" style:parent-style-name="Standard">
      <style:text-properties officeooo:paragraph-rsid="0023a441"/>
    </style:style>
    <style:style style:name="P5" style:family="paragraph" style:parent-style-name="Standard" style:master-page-name="Standard">
      <style:paragraph-properties style:page-number="auto"/>
      <style:text-properties style:font-name="Calibri" fo:font-size="11pt" officeooo:rsid="001e51bf" officeooo:paragraph-rsid="001e51bf" style:font-size-asian="11pt" style:font-name-complex="Calibri2" style:font-size-complex="11pt"/>
    </style:style>
    <style:style style:name="P6" style:family="paragraph" style:parent-style-name="Standard">
      <style:text-properties fo:font-variant="normal" fo:text-transform="none" fo:color="#222222" style:font-name="Calibri" fo:font-size="11pt" fo:letter-spacing="normal" fo:font-style="normal" fo:font-weight="normal" officeooo:paragraph-rsid="0023a441" style:font-size-asian="11pt" style:font-name-complex="Calibri2" style:font-size-complex="11pt"/>
    </style:style>
    <style:style style:name="P7" style:family="paragraph" style:parent-style-name="Standard">
      <style:text-properties style:font-name="Calibri" fo:font-size="11pt" style:font-size-asian="11pt" style:font-name-complex="Calibri2" style:font-size-complex="11pt"/>
    </style:style>
    <style:style style:name="P8" style:family="paragraph" style:parent-style-name="Standard">
      <style:text-properties style:font-name="Calibri" fo:font-size="11pt" officeooo:rsid="001f1ee2" officeooo:paragraph-rsid="001f1ee2" style:font-size-asian="11pt" style:font-name-complex="Calibri2" style:font-size-complex="11pt"/>
    </style:style>
    <style:style style:name="P9" style:family="paragraph" style:parent-style-name="Standard">
      <style:text-properties style:font-name="Calibri" fo:font-size="11pt" officeooo:rsid="0028a272" officeooo:paragraph-rsid="0028a272" style:font-size-asian="11pt" style:font-name-complex="Calibri2" style:font-size-complex="11pt"/>
    </style:style>
    <style:style style:name="P10" style:family="paragraph" style:parent-style-name="Standard">
      <style:text-properties style:font-name="Calibri" fo:font-size="11pt" fo:font-style="normal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" style:family="text">
      <style:text-properties style:font-name="Calibri" fo:font-size="11pt" style:font-size-asian="11pt" style:font-name-complex="Calibri2" style:font-size-complex="11pt"/>
    </style:style>
    <style:style style:name="T2" style:family="text">
      <style:text-properties style:font-name="Calibri" fo:font-size="11pt" officeooo:rsid="001e51bf" style:font-size-asian="11pt" style:font-name-complex="Calibri2" style:font-size-complex="11pt"/>
    </style:style>
    <style:style style:name="T3" style:family="text">
      <style:text-properties style:font-name="Calibri" fo:font-size="11pt" officeooo:rsid="001f1ee2" style:font-size-asian="11pt" style:font-name-complex="Calibri2" style:font-size-complex="11pt"/>
    </style:style>
    <style:style style:name="T4" style:family="text">
      <style:text-properties style:font-name="Calibri" fo:font-size="11pt" officeooo:rsid="001f4134" style:font-size-asian="11pt" style:font-name-complex="Calibri2" style:font-size-complex="11pt"/>
    </style:style>
    <style:style style:name="T5" style:family="text">
      <style:text-properties style:font-name="Calibri" fo:font-size="11pt" officeooo:rsid="00203fc8" style:font-size-asian="11pt" style:font-name-complex="Calibri2" style:font-size-complex="11pt"/>
    </style:style>
    <style:style style:name="T6" style:family="text">
      <style:text-properties style:font-name="Calibri" fo:font-size="11pt" officeooo:rsid="0020db4c" style:font-size-asian="11pt" style:font-name-complex="Calibri2" style:font-size-complex="11pt"/>
    </style:style>
    <style:style style:name="T7" style:family="text">
      <style:text-properties style:font-name="Calibri" fo:font-size="11pt" officeooo:rsid="0023a441" style:font-size-asian="11pt" style:font-name-complex="Calibri2" style:font-size-complex="11pt"/>
    </style:style>
    <style:style style:name="T8" style:family="text">
      <style:text-properties style:font-name="Calibri" fo:font-size="11pt" officeooo:rsid="002580ad" style:font-size-asian="11pt" style:font-name-complex="Calibri2" style:font-size-complex="11pt"/>
    </style:style>
    <style:style style:name="T9" style:family="text">
      <style:text-properties style:font-name="Calibri" fo:font-size="11pt" officeooo:rsid="0026ab80" style:font-size-asian="11pt" style:font-name-complex="Calibri2" style:font-size-complex="11pt"/>
    </style:style>
    <style:style style:name="T10" style:family="text">
      <style:text-properties style:font-name="Calibri" fo:font-size="11pt" officeooo:rsid="002802cc" style:font-size-asian="11pt" style:font-name-complex="Calibri2" style:font-size-complex="11pt"/>
    </style:style>
    <style:style style:name="T11" style:family="text">
      <style:text-properties style:font-name="Calibri" fo:font-size="11pt" officeooo:rsid="00287d63" style:font-size-asian="11pt" style:font-name-complex="Calibri2" style:font-size-complex="11pt"/>
    </style:style>
    <style:style style:name="T12" style:family="text">
      <style:text-properties style:font-name="Calibri" fo:font-size="11pt" officeooo:rsid="002f9e91" style:font-size-asian="11pt" style:font-name-complex="Calibri2" style:font-size-complex="11pt"/>
    </style:style>
    <style:style style:name="T13" style:family="text">
      <style:text-properties style:font-name="Calibri" fo:font-size="11pt" officeooo:rsid="0030c55a" style:font-size-asian="11pt" style:font-name-complex="Calibri2" style:font-size-complex="11pt"/>
    </style:style>
    <style:style style:name="T14" style:family="text">
      <style:text-properties style:font-name="Calibri" fo:font-size="11pt" fo:font-style="italic" officeooo:rsid="001f4134" style:font-size-asian="11pt" style:font-style-asian="italic" style:font-name-complex="Calibri2" style:font-size-complex="11pt" style:font-style-complex="italic"/>
    </style:style>
    <style:style style:name="T15" style:family="text">
      <style:text-properties style:font-name="Calibri" fo:font-size="11pt" fo:font-style="italic" officeooo:rsid="00203fc8" style:font-size-asian="11pt" style:font-style-asian="italic" style:font-name-complex="Calibri2" style:font-size-complex="11pt" style:font-style-complex="italic"/>
    </style:style>
    <style:style style:name="T16" style:family="text">
      <style:text-properties style:font-name="Calibri" fo:font-size="11pt" fo:font-style="italic" fo:font-weight="normal" officeooo:rsid="001f1ee2" style:font-size-asian="11pt" style:font-style-asian="italic" style:font-weight-asian="normal" style:font-name-complex="Calibri2" style:font-size-complex="11pt" style:font-style-complex="italic" style:font-weight-complex="normal"/>
    </style:style>
    <style:style style:name="T17" style:family="text">
      <style:text-properties style:font-name="Calibri" fo:font-size="11pt" fo:font-style="normal" officeooo:rsid="00203fc8" style:font-size-asian="11pt" style:font-style-asian="normal" style:font-name-complex="Calibri2" style:font-size-complex="11pt" style:font-style-complex="normal"/>
    </style:style>
    <style:style style:name="T18" style:family="text">
      <style:text-properties style:font-name="Calibri" fo:font-size="11pt" fo:font-style="normal" officeooo:rsid="0020db4c" style:font-size-asian="11pt" style:font-style-asian="normal" style:font-name-complex="Calibri2" style:font-size-complex="11pt" style:font-style-complex="normal"/>
    </style:style>
    <style:style style:name="T19" style:family="text">
      <style:text-properties style:font-name="Calibri" fo:font-size="11pt" fo:font-style="normal" officeooo:rsid="0022b0e9" style:font-size-asian="11pt" style:font-style-asian="normal" style:font-name-complex="Calibri2" style:font-size-complex="11pt" style:font-style-complex="normal"/>
    </style:style>
    <style:style style:name="T20" style:family="text">
      <style:text-properties style:font-name="Calibri" fo:font-size="11pt" fo:font-style="normal" officeooo:rsid="00240e44" style:font-size-asian="11pt" style:font-style-asian="normal" style:font-name-complex="Calibri2" style:font-size-complex="11pt" style:font-style-complex="normal"/>
    </style:style>
    <style:style style:name="T21" style:family="text">
      <style:text-properties fo:font-variant="normal" fo:text-transform="none" fo:color="#222222" style:font-name="Calibri" fo:font-size="11pt" fo:letter-spacing="normal" fo:font-style="normal" fo:font-weight="normal" style:font-size-asian="11pt" style:font-name-complex="Calibri2" style:font-size-complex="11pt"/>
    </style:style>
    <style:style style:name="T22" style:family="text">
      <style:text-properties fo:font-variant="normal" fo:text-transform="none" fo:color="#222222" style:font-name="Calibri" fo:font-size="11pt" fo:letter-spacing="normal" fo:font-style="normal" fo:font-weight="normal" officeooo:rsid="0023a441" style:font-size-asian="11pt" style:font-name-complex="Calibri2" style:font-size-complex="11pt"/>
    </style:style>
    <style:style style:name="T23" style:family="text">
      <style:text-properties officeooo:rsid="0028a272"/>
    </style:style>
    <style:style style:name="T24" style:family="text">
      <style:text-properties officeooo:rsid="002a5a2e"/>
    </style:style>
    <style:style style:name="T25" style:family="text">
      <style:text-properties officeooo:rsid="002bdc75"/>
    </style:style>
    <style:style style:name="T26" style:family="text">
      <style:text-properties officeooo:rsid="002d466e"/>
    </style:style>
    <style:style style:name="T27" style:family="text">
      <style:text-properties style:text-position="super 58%" officeooo:rsid="002d466e"/>
    </style:style>
    <style:style style:name="T28" style:family="text">
      <style:text-properties officeooo:rsid="003243b9"/>
    </style:style>
    <text:list-style style:name="L1">
      <text:list-level-style-number text:level="1" text:style-name="Numbering_20_Symbols" style:num-suffix="." style:num-format="a">
        <style:list-level-properties text:space-before="1.247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metres Kostas</text:p>
      <text:p text:style-name="Standard"><text:span text:style-name="T1">University of </text:span><text:span text:style-name="T2">Toronto</text:span></text:p>
      <text:p text:style-name="P6">27 King's College Cir,</text:p>
      <text:p text:style-name="P4"><text:span text:style-name="T21">Toronto, ON M5S </text:span><text:span text:style-name="T22">3H7</text:span></text:p>
      <text:p text:style-name="P3"><text:span text:style-name="T1">demetres@cs.</text:span><text:span text:style-name="T7">toronto.edu</text:span></text:p>
      <text:p text:style-name="P1"/>
      <text:p text:style-name="P8"><text:span text:style-name="T26">June 6</text:span><text:span text:style-name="T27">th</text:span>, 2018</text:p>
      <text:p text:style-name="P1"/>
      <text:p text:style-name="Standard"><text:span text:style-name="T3">My fellow authors and I would like to </text:span><text:span text:style-name="T1">submit </text:span><text:span text:style-name="T3">for your consideration the</text:span><text:span text:style-name="T1"> original research article entitled “Machine learning for MEG during speech tasks” for publication in </text:span><text:span text:style-name="T16">Scientific Reports</text:span><text:span text:style-name="T1">. <text:s/></text:span></text:p>
      <text:p text:style-name="P1"/>
      <text:p text:style-name="P2"><text:span text:style-name="T1">In this manuscript, we</text:span><text:span text:style-name="T4"> propose two novel neural network models that are trained using raw MEG recordings of </text:span><text:span text:style-name="T5">92 </text:span><text:span text:style-name="T4">children performing </text:span><text:span text:style-name="T9">word and non-word </text:span><text:span text:style-name="T4">speech </text:span><text:span text:style-name="T9">elicitations</text:span><text:span text:style-name="T1">. </text:span><text:span text:style-name="T4">We demonstrate </text:span><text:span text:style-name="T5">accuracies of greater than 90% </text:span><text:span text:style-name="T9"><text:s/>when predicting the age of subjects</text:span><text:span text:style-name="T5">, and outperform common feature-based approaches. </text:span><text:span text:style-name="T9">W</text:span><text:span text:style-name="T5">e benchmark our </text:span><text:span text:style-name="T9">proposed </text:span><text:span text:style-name="T5">model</text:span><text:span text:style-name="T9">s </text:span><text:span text:style-name="T5">using publicly available EEG data and achieve </text:span><text:span text:style-name="T9">performance </text:span><text:span text:style-name="T13">superior </text:span><text:span text:style-name="T9">to the </text:span><text:span text:style-name="T5">state-of-the-</text:span><text:span text:style-name="T9">art</text:span><text:span text:style-name="T5">. </text:span><text:span text:style-name="T10">We propose that a model trained to identify age given </text:span><text:span text:style-name="T5">speech task </text:span><text:span text:style-name="T10">recordings</text:span><text:span text:style-name="T5">, </text:span><text:span text:style-name="T10">results in a </text:span><text:span text:style-name="T5">neural network </text:span><text:span text:style-name="T10">that models indicators of speech acquisition. </text:span><text:span text:style-name="T11">A</text:span><text:span text:style-name="T5">s such, we examine the inner workings of the trained models, </text:span><text:span text:style-name="T6">finding channel weightings consistent with speech tasks, and distinct preferences for spectral content between different age groups, </text:span><text:span text:style-name="T11">revealing the potential of neural networks as analytical tool for difficult to analyze data such as MEG.</text:span><text:span text:style-name="T6"> </text:span></text:p>
      <text:p text:style-name="P1"/>
      <text:p text:style-name="Standard"><text:span text:style-name="T1">We believe that this manuscript is appropriate for publication by </text:span><text:span text:style-name="T14">Scientific Reports</text:span><text:span text:style-name="T1"> because </text:span><text:span text:style-name="T4">it presents a </text:span><text:span text:style-name="T11">previously unexplored avenue for the study of speech acquisition, presents a </text:span><text:span text:style-name="T8">new</text:span><text:span text:style-name="T4"> </text:span><text:span text:style-name="T11">tool for the </text:span><text:span text:style-name="T5">examin</text:span><text:span text:style-name="T11">ation of </text:span><text:span text:style-name="T5">MEG data, and discusses how neural networks can be designed to supplant an existing classification pipeline. We believe th</text:span><text:span text:style-name="T6">is latter point</text:span><text:span text:style-name="T5"> in particular to be of interest to the wide scientific </text:span><text:span text:style-name="T9">readership</text:span><text:span text:style-name="T5"> of </text:span><text:span text:style-name="T15">Scientific Reports </text:span><text:span text:style-name="T17">as this line of inquiry is </text:span><text:span text:style-name="T18">finding a</text:span><text:span text:style-name="T19">n ever</text:span><text:span text:style-name="T18"> larger audience and will be </text:span><text:span text:style-name="T20">a </text:span><text:span text:style-name="T18">necessary tool for many disciplines in the immediate future</text:span><text:span text:style-name="T15">.</text:span></text:p>
      <text:p text:style-name="P1"/>
      <text:p text:style-name="Standard"><text:span text:style-name="T1">This manuscript has not been published and is not under consideration for publication elsewhere. <text:s/>We have no conflicts of interest to disclose </text:span><text:span text:style-name="T4">and </text:span><text:span text:style-name="T8">have</text:span><text:span text:style-name="T4"> not h</text:span><text:span text:style-name="T8">ad</text:span><text:span text:style-name="T4"> any previous communications with </text:span><text:span text:style-name="T14">Scientific Reports </text:span><text:span text:style-name="T4">editorial board members</text:span><text:span text:style-name="T1">. <text:s/>If you feel that the manuscript is appropriate for your journal, we suggest the following reviewers:</text:span></text:p>
      <text:p text:style-name="P1"/>
      <text:p text:style-name="P9">Adrian M. Owen (Western University)</text:p>
      <text:p text:style-name="P10">Bratislav Misic (<text:span text:style-name="T23">McGill University</text:span>)</text:p>
      <text:p text:style-name="P10">Alona Fyshe <text:span text:style-name="T24">(University of Alberta)</text:span></text:p>
      <text:p text:style-name="P10">Brian N. Pasley (<text:span text:style-name="T25">University of California, </text:span>Berkeley)</text:p>
      <text:p text:style-name="P10">Alexandre Gramfort <text:span text:style-name="T28">(University Paris, Saclay)</text:span></text:p>
      <text:p text:style-name="P1"/>
      <text:p text:style-name="P1">Thank you for your consideration!</text:p>
      <text:p text:style-name="P1"/>
      <text:p text:style-name="P1">Sincerely,</text:p>
      <text:p text:style-name="P1"/>
      <text:p text:style-name="Standard"><text:span text:style-name="T2">Demetres Kostas</text:span><text:span text:style-name="T1">, </text:span><text:span text:style-name="T2">MSc</text:span></text:p>
      <text:p text:style-name="Standard"><text:span text:style-name="T2">PhD Student</text:span><text:span text:style-name="T1">, Department of </text:span><text:span text:style-name="T2">Computer Science</text:span></text:p>
      <text:p text:style-name="Standard"><text:span text:style-name="T1">University of </text:span><text:span text:style-name="T2">Toronto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, sans-serif"/>
    <style:font-face style:name="Helvetica Neue" svg:font-family="'Helvetica Neue', Arial, 'Liberation Sans', FreeSans, sans-serif"/>
    <style:font-face style:name="Lohit Devanagari1" svg:font-family="'Lohit Devanagari'"/>
    <style:font-face style:name="NotoSans" svg:font-family="NotoSans, sans-serif"/>
    <style:font-face style:name="Source Sans Pro" svg:font-family="'Source Sans Pro', Helvetica, sans-serif"/>
    <style:font-face style:name="Times New Roman" svg:font-family="'Times New Roman', serif"/>
    <style:font-face style:name="inherit" svg:font-family="inherit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mbria" fo:font-family="Cambria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70cde3"/>
      <style:paragraph-properties fo:background-color="#70cde3"/>
      <style:text-properties style:font-name="Calibri" fo:font-family="Calibri" style:font-family-generic="roman" style:font-pitch="variable" fo:font-size="16pt" fo:font-weight="bold" style:font-size-asian="16pt" style:font-weight-asian="bold" style:font-name-complex="Calibri2" style:font-family-complex="Calibri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font-size="16pt" fo:background-color="#70cde3" style:font-name-asian="MS Mincho" style:font-family-asian="'MS Mincho'" style:font-family-generic-asian="system" style:font-pitch-asian="variable" style:font-size-asian="16pt" style:font-name-complex="Calibri2" style:font-family-complex="Calibri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="Cambria" fo:font-family="Cambria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Cambria" fo:font-family="Cambria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83cm" fo:margin-bottom="1.905cm" fo:margin-left="1.905cm" fo:margin-right="1.2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692cm" fo:margin-left="0cm" fo:margin-right="0cm" fo:margin-bottom="2.5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25"/><text:tab/> <text:s text:c="53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unications Manager</meta:initial-creator>
    <meta:editing-cycles>17</meta:editing-cycles>
    <meta:creation-date>2016-05-02T04:14:00</meta:creation-date>
    <dc:date>2018-06-06T17:08:01.099192105</dc:date>
    <meta:editing-duration>PT53M13S</meta:editing-duration>
    <meta:generator>LibreOffice/5.4.6.2$Linux_X86_64 LibreOffice_project/40m0$Build-2</meta:generator>
    <meta:document-statistic meta:table-count="0" meta:image-count="0" meta:object-count="0" meta:page-count="1" meta:paragraph-count="21" meta:word-count="363" meta:character-count="2509" meta:non-whitespace-character-count="2080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